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99ff66" draw:fill="solid" draw:fill-color="#99ff66" draw:opacity="60%" draw:textarea-vertical-align="middle" draw:shadow-opacity="60%"/>
    </style:style>
    <style:style style:name="gr2" style:family="graphic" style:parent-style-name="standard">
      <style:graphic-properties draw:stroke="none" svg:stroke-color="#009900" draw:fill="solid" draw:fill-color="#009900" draw:opacity="60%" draw:textarea-vertical-align="middle" draw:shadow-opacity="60%"/>
    </style:style>
    <style:style style:name="gr3" style:family="graphic" style:parent-style-name="standard">
      <style:graphic-properties draw:stroke="none" draw:fill="solid" draw:fill-color="#3399ff" draw:textarea-vertical-align="middle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438cm"/>
    </style:style>
    <style:style style:name="gr6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4cm" fo:min-width="2.1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27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2cm" fo:min-width="3.497cm"/>
    </style:style>
    <style:style style:name="gr10" style:family="graphic" style:parent-style-name="standard">
      <style:graphic-properties svg:stroke-color="#000000" draw:fill="hatch" draw:fill-hatch-name="Black_20_45_20_Degrees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7cm" fo:min-width="2.221cm"/>
    </style:style>
    <style:style style:name="gr12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7cm" fo:min-width="1.8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7cm" fo:min-width="1.8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01cm" fo:min-width="3.74cm"/>
    </style:style>
    <style:style style:name="gr16" style:family="graphic" style:parent-style-name="standard">
      <style:graphic-properties draw:stroke="none" svg:stroke-width="0.05cm" svg:stroke-color="#3399ff" draw:marker-start-width="0.275cm" draw:marker-end-width="0.275cm" draw:fill="none" draw:fill-color="#ffffff" draw:textarea-horizontal-align="left" draw:auto-grow-height="true" draw:auto-grow-width="true" fo:min-height="1.51cm" fo:min-width="5.464cm" fo:padding-top="0.15cm" fo:padding-bottom="0.15cm" fo:padding-left="0.275cm" fo:padding-right="0.275cm"/>
    </style:style>
    <style:style style:name="gr17" style:family="graphic" style:parent-style-name="standard">
      <style:graphic-properties draw:stroke="none" draw:stroke-dash="Ultrafine_20_Dashed" svg:stroke-width="0.05cm" svg:stroke-color="#0000cc" draw:marker-start-width="0.275cm" draw:marker-end-width="0.275cm" draw:fill="none" draw:fill-color="#ffffff" draw:textarea-horizontal-align="left" draw:auto-grow-height="true" draw:auto-grow-width="true" fo:min-height="0.795cm" fo:min-width="7.835cm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Ultrafine_20_Dashed" svg:stroke-width="0cm" svg:stroke-color="#ff950e" draw:marker-start-width="0.2cm" draw:marker-end="Extrémités_20_de_20_ligne_20_1" draw:marker-end-width="0.2cm" draw:fill="none" draw:textarea-vertical-align="middle" fo:padding-top="0.125cm" fo:padding-bottom="0.125cm" fo:padding-left="0.25cm" fo:padding-right="0.25cm"/>
    </style:style>
    <style:style style:name="gr19" style:family="graphic" style:parent-style-name="standard">
      <style:graphic-properties draw:stroke="dash" draw:stroke-dash="Ultrafine_20_Dashed" svg:stroke-width="0.05cm" svg:stroke-color="#ff950e" draw:marker-start-width="0.275cm" draw:marker-end-width="0.275cm" draw:fill="none" draw:fill-color="#9900ff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color="#009900" draw:fill="none"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5cm" fo:min-width="1.785cm"/>
    </style:style>
    <style:style style:name="gr22" style:family="graphic" style:parent-style-name="objectwithoutfill">
      <style:graphic-properties draw:stroke="dash" draw:stroke-dash="Ultrafine_20_2_20_Dots_20_3_20_Dashes" svg:stroke-width="0.02cm" svg:stroke-color="#ff3333" draw:marker-start-width="0.23cm" draw:marker-end-width="0.23cm" draw:fill="none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ff3333"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ffffff"/>
    </style:style>
    <style:style style:name="P6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7" style:family="paragraph"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>
      <style:text-properties fo:color="#009900" fo:font-size="10pt" style:font-size-asian="10pt" style:font-size-complex="10pt"/>
    </style:style>
    <style:style style:name="P9" style:family="paragraph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ffff" fo:font-size="16pt" fo:text-shadow="none" fo:font-weight="bold" style:font-size-asian="16pt" style:font-weight-asian="bold" style:font-size-complex="16pt" style:font-weight-complex="bold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950e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9900" fo:font-size="10pt" style:font-size-asian="10pt" style:font-size-complex="10pt"/>
    </style:style>
    <style:style style:name="T9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2.096cm" svg:height="2.125cm" svg:x="5.863cm" svg:y="7.5cm">
            <text:p/>
          </draw:rect>
          <draw:rect draw:style-name="gr2" draw:text-style-name="P1" draw:layer="layout" svg:width="1.635cm" svg:height="5.425cm" svg:x="7.965cm" svg:y="4.2cm">
            <text:p/>
          </draw:rect>
          <draw:path draw:style-name="gr3" draw:text-style-name="P1" draw:layer="layout" svg:width="20.974cm" svg:height="6.053cm" svg:x="5.83cm" svg:y="3.571cm" svg:viewBox="0 0 20975 6054" svg:d="m0 6054c3037-576 2026-6054 5352-6054 0 0 7522 0 10415 0s2169 5766 5208 6054z">
            <text:p/>
          </draw:path>
          <draw:line draw:style-name="gr4" draw:text-style-name="P1" draw:layer="layout" svg:x1="4.101cm" svg:y1="7.493cm" svg:x2="7.951cm" svg:y2="7.494cm">
            <text:p/>
          </draw:line>
          <draw:frame draw:style-name="gr5" draw:text-style-name="P2" draw:layer="layout" svg:width="3.938cm" svg:height="1.513cm" svg:x="1.758cm" svg:y="6.936cm">
            <draw:text-box>
              <text:p><text:span text:style-name="T1">Angular</text:span></text:p>
              <text:p><text:span text:style-name="T1">step</text:span></text:p>
            </draw:text-box>
          </draw:frame>
          <draw:custom-shape draw:style-name="gr6" draw:text-style-name="P1" draw:layer="layout" svg:width="24.217cm" svg:height="1.009cm" svg:x="4.101cm" svg:y="10.256cm">
            <text:p/>
            <draw:enhanced-geometry svg:viewBox="0 0 21600 21600" draw:text-areas="0 ?f0 ?f5 ?f2" draw:type="right-arrow" draw:modifiers="20954.06820433 6121.34831460674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2" draw:layer="layout" svg:width="2.641cm" svg:height="0.914cm" svg:x="1.852cm" svg:y="10.356cm">
            <draw:text-box>
              <text:p><text:span text:style-name="T1">Timeline</text:span></text:p>
            </draw:text-box>
          </draw:frame>
          <draw:frame draw:style-name="gr8" draw:text-style-name="P3" draw:layer="layout" svg:width="2.051cm" svg:height="0.931cm" svg:x="7.433cm" svg:y="11.669cm">
            <draw:text-box>
              <text:p><text:span text:style-name="T2">Aug 2017</text:span></text:p>
            </draw:text-box>
          </draw:frame>
          <draw:frame draw:style-name="gr9" draw:text-style-name="P2" draw:layer="layout" svg:width="3.997cm" svg:height="1.512cm" svg:x="1.7cm" svg:y="4.024cm">
            <draw:text-box>
              <text:p><text:span text:style-name="T1">GlassCat</text:span></text:p>
              <text:p><text:span text:style-name="T1">RC1 step</text:span></text:p>
            </draw:text-box>
          </draw:frame>
          <draw:rect draw:style-name="gr10" draw:text-style-name="P1" draw:layer="layout" svg:width="5.803cm" svg:height="6.054cm" svg:x="15.957cm" svg:y="3.571cm">
            <text:p/>
          </draw:rect>
          <draw:frame draw:style-name="gr11" draw:text-style-name="P4" draw:layer="layout" svg:width="2.721cm" svg:height="0.807cm" svg:x="8.769cm" svg:y="11.014cm">
            <draw:text-box>
              <text:p><text:span text:style-name="T3">+6 Months</text:span></text:p>
            </draw:text-box>
          </draw:frame>
          <draw:line draw:style-name="gr12" draw:text-style-name="P1" draw:layer="layout" svg:x1="15.959cm" svg:y1="3.318cm" svg:x2="15.959cm" svg:y2="11.012cm">
            <text:p/>
          </draw:line>
          <draw:frame draw:style-name="gr13" draw:text-style-name="P4" draw:layer="layout" svg:width="2.364cm" svg:height="0.807cm" svg:x="15.455cm" svg:y="11.014cm">
            <draw:text-box>
              <text:p><text:span text:style-name="T3">+5 Years</text:span></text:p>
            </draw:text-box>
          </draw:frame>
          <draw:line draw:style-name="gr12" draw:text-style-name="P1" draw:layer="layout" svg:x1="21.761cm" svg:y1="3.318cm" svg:x2="21.761cm" svg:y2="11.012cm">
            <text:p/>
          </draw:line>
          <draw:frame draw:style-name="gr14" draw:text-style-name="P4" draw:layer="layout" svg:width="2.363cm" svg:height="0.807cm" svg:x="21.258cm" svg:y="11.014cm">
            <draw:text-box>
              <text:p><text:span text:style-name="T3">+8 Years</text:span></text:p>
            </draw:text-box>
          </draw:frame>
          <draw:frame draw:style-name="gr15" draw:text-style-name="P5" draw:layer="layout" svg:width="5.348cm" svg:height="1.951cm" svg:x="16.759cm" svg:y="5.656cm">
            <draw:text-box>
              <text:p text:style-name="P1"><text:span text:style-name="T4">Technological</text:span></text:p>
              <text:p text:style-name="P1"><text:span text:style-name="T4">Mist</text:span></text:p>
            </draw:text-box>
          </draw:frame>
          <draw:frame draw:style-name="gr16" draw:text-style-name="P6" draw:layer="layout" svg:width="6.014cm" svg:height="1.81cm" svg:x="10.603cm" svg:y="5.755cm">
            <draw:text-box>
              <text:p text:style-name="P1"><text:span text:style-name="T5">Angular</text:span></text:p>
              <text:p text:style-name="P1"><text:span text:style-name="T5">Adoption Process</text:span></text:p>
            </draw:text-box>
          </draw:frame>
          <draw:frame draw:style-name="gr17" draw:text-style-name="P7" draw:layer="layout" svg:width="8.385cm" svg:height="1.095cm" svg:x="10.103cm" svg:y="1.782cm">
            <draw:text-box>
              <text:p><text:span text:style-name="T6">GlassCat Adoption Curve</text:span><text:span text:style-name="T7"> </text:span></text:p>
            </draw:text-box>
          </draw:frame>
          <draw:line draw:style-name="gr18" draw:text-style-name="P1" draw:layer="layout" svg:x1="12.586cm" svg:y1="2.5cm" svg:x2="12.586cm" svg:y2="3.723cm">
            <text:p/>
          </draw:line>
          <draw:line draw:style-name="gr12" draw:text-style-name="P1" draw:layer="layout" svg:x1="9.272cm" svg:y1="3.318cm" svg:x2="9.272cm" svg:y2="11.012cm">
            <text:p/>
          </draw:line>
          <draw:path draw:style-name="gr19" draw:text-style-name="P1" draw:layer="layout" svg:width="6.723cm" svg:height="6.008cm" svg:x="5.923cm" svg:y="3.602cm" svg:viewBox="0 0 6724 6009" svg:d="m0 6005c5881 163 3621-5008 6724-6005">
            <text:p/>
          </draw:path>
          <draw:custom-shape draw:style-name="gr20" draw:text-style-name="P1" draw:layer="layout" svg:width="0.504cm" svg:height="4.541cm" draw:transform="rotate (-1.57079632679579) translate (9.525cm 2.814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1" draw:text-style-name="P8" draw:layer="layout" svg:width="2.572cm" svg:height="0.915cm" svg:x="6.015cm" svg:y="2.132cm">
            <draw:text-box>
              <text:p><text:span text:style-name="T8">Development</text:span></text:p>
            </draw:text-box>
          </draw:frame>
          <draw:line draw:style-name="gr22" draw:text-style-name="P1" draw:layer="layout" svg:x1="8.516cm" svg:y1="3.318cm" svg:x2="8.516cm" svg:y2="11.643cm">
            <text:p/>
          </draw:line>
          <draw:line draw:style-name="gr4" draw:text-style-name="P1" draw:layer="layout" svg:x1="4.102cm" svg:y1="4.581cm" svg:x2="9.252cm" svg:y2="4.581cm">
            <text:p/>
          </draw:line>
          <draw:custom-shape draw:style-name="gr23" draw:text-style-name="P1" draw:layer="layout" svg:width="0.515cm" svg:height="16.028cm" draw:transform="rotate (1.5707963267946) translate (5.97cm 12.898cm)">
            <text:p/>
            <draw:enhanced-geometry svg:viewBox="0 0 21600 21600" draw:glue-points="21600 0 0 10800 21600 21600" draw:text-areas="13800 ?f9 21600 ?f10" draw:type="left-brace" draw:modifiers="664.337483739082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4" draw:text-style-name="P9" draw:layer="layout" svg:width="6.649cm" svg:height="0.645cm" svg:x="10.655cm" svg:y="13.019cm">
            <draw:text-box>
              <text:p><text:span text:style-name="T9">Projection based on AngularJS lifecycle</text:span></text:p>
            </draw:text-box>
          </draw:frame>
          <draw:frame draw:style-name="gr9" draw:text-style-name="P2" draw:layer="layout" svg:width="3.997cm" svg:height="1.512cm" svg:x="1.701cm" svg:y="5.424cm">
            <draw:text-box>
              <text:p><text:span text:style-name="T1">GlassCat</text:span></text:p>
              <text:p text:style-name="P1"><text:span text:style-name="T1">alpha1 step</text:span></text:p>
            </draw:text-box>
          </draw:frame>
          <draw:line draw:style-name="gr4" draw:text-style-name="P1" draw:layer="layout" svg:x1="4.103cm" svg:y1="5.981cm" svg:x2="8.536cm" svg:y2="5.98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Extrémités_20_de_20_ligne_20_1" draw:display-name="Extrémités de ligne 1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22T13:27:16.66</meta:creation-date>
    <dc:date>2017-08-07T10:56:12.94</dc:date>
    <meta:editing-duration>PT1H41M12S</meta:editing-duration>
    <meta:editing-cycles>31</meta:editing-cycles>
    <meta:generator>OpenOffice/4.0.0$Win32 OpenOffice.org_project/400m3$Build-9702</meta:generator>
    <meta:document-statistic meta:object-count="30"/>
  </office:meta>
</office:document-meta>
</file>